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C50000000E62D604BACBD3D2CF.png" manifest:media-type="image/png"/>
  <manifest:file-entry manifest:full-path="Pictures/10004BF90000145E0000016F6FCBE3FCACDAC7BD.svg" manifest:media-type="image/svg+xml"/>
  <manifest:file-entry manifest:full-path="Pictures/10006A560000233D0000018F3204848DA7CAD5E1.svg" manifest:media-type="image/svg+xml"/>
  <manifest:file-entry manifest:full-path="Pictures/100002010000005E0000000B7418917E1D88E806.png" manifest:media-type="image/png"/>
  <manifest:file-entry manifest:full-path="Pictures/10000201000000170000000EAB09A0AF53C5E93C.png" manifest:media-type="image/png"/>
  <manifest:file-entry manifest:full-path="Pictures/1000103C0000042700000133A48B3E8C3F957F7B.svg" manifest:media-type="image/svg+xml"/>
  <manifest:file-entry manifest:full-path="Pictures/10000D56000002680000017A04D5666645D252DB.svg" manifest:media-type="image/svg+xml"/>
  <manifest:file-entry manifest:full-path="Pictures/10000201000000280000000CC42031E5110BC008.png" manifest:media-type="image/png"/>
  <manifest:file-entry manifest:full-path="Pictures/10000201000001550000000F48CEFADF8709772E.png" manifest:media-type="image/png"/>
  <manifest:file-entry manifest:full-path="Pictures/10002229000009B8000001251D6F9B7D9481401C.svg" manifest:media-type="image/svg+xml"/>
  <manifest:file-entry manifest:full-path="Pictures/10000A2B0000015E0000013356518C2982C42560.svg" manifest:media-type="image/svg+xml"/>
  <manifest:file-entry manifest:full-path="Pictures/100002010000000D0000000CD8E4B370D179F35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6ba52" officeooo:paragraph-rsid="0006ba52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6ba52" officeooo:paragraph-rsid="00084bc5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9cd0f" officeooo:paragraph-rsid="0009cd0f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12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bb1c9" officeooo:paragraph-rsid="000bb1c9" style:font-size-asian="12pt" style:language-asian="zh" style:country-asian="CN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paragraph-rsid="000c9030"/>
    </style:style>
    <style:style style:name="P15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paragraph-rsid="000c9030" style:font-size-asian="12pt" style:language-asian="zh" style:country-asian="CN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officeooo:paragraph-rsid="0011d9c8" style:font-size-asian="12pt" style:font-size-complex="12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4bc5"/>
    </style:style>
    <style:style style:name="T2" style:family="text">
      <style:text-properties fo:language="en" fo:country="US" fo:font-weight="normal" style:language-asian="zh" style:country-asian="CN" style:font-weight-asian="normal" style:font-weight-complex="normal"/>
    </style:style>
    <style:style style:name="T3" style:family="text">
      <style:text-properties officeooo:rsid="00137bfb"/>
    </style:style>
    <style:style style:name="T4" style:family="text">
      <style:text-properties officeooo:rsid="0013bdef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28MB,1S,.xxx</text:p>
      <text:p text:style-name="P2"><text:bookmark text:name="OLE_LINK1"/><text:bookmark text:name="OLE_LINK5"/>[YNOI6102]这题是你自己出的</text:p>
      <text:p text:style-name="P6"><text:bookmark text:name="_GoBack"/>问题描述</text:p>
      <text:p text:style-name="P8">给你一个长度为N的整数序列<draw:g text:anchor-type="as-char" svg:y="-0.339cm" draw:z-index="0" draw:style-name="gr1"><svg:title>TexMaths</svg:title><svg:desc>12§display§\{A\}§svg§600§FALSE§</svg:desc><draw:frame draw:style-name="gr2" draw:text-style-name="P17" svg:width="0.74cm" svg:height="0.452cm" svg:x="0cm" svg:y="0cm"><draw:image xlink:href="Pictures/10000D56000002680000017A04D5666645D252DB.svg" xlink:type="simple" xlink:show="embed" xlink:actuate="onLoad" loext:mime-type="image/svg+xml"><text:p/></draw:image><draw:image xlink:href="Pictures/10000201000000170000000EAB09A0AF53C5E93C.png" xlink:type="simple" xlink:show="embed" xlink:actuate="onLoad" loext:mime-type="image/png"/></draw:frame></draw:g></text:p>
      <text:p text:style-name="P8">有两种操作：</text:p>
      <text:p text:style-name="P8"><draw:g text:anchor-type="as-char" svg:y="-0.3cm" draw:z-index="1" draw:style-name="gr1"><svg:title>TexMaths</svg:title><svg:desc>12§display§1\enspace a\enspace A_i§svg§600§FALSE§</svg:desc><draw:frame draw:style-name="gr2" draw:text-style-name="P17" svg:width="1.274cm" svg:height="0.366cm" svg:x="0cm" svg:y="0cm"><draw:image xlink:href="Pictures/1000103C0000042700000133A48B3E8C3F957F7B.svg" xlink:type="simple" xlink:show="embed" xlink:actuate="onLoad" loext:mime-type="image/svg+xml"><text:p/></draw:image><draw:image xlink:href="Pictures/10000201000000280000000CC42031E5110BC008.png" xlink:type="simple" xlink:show="embed" xlink:actuate="onLoad" loext:mime-type="image/png"/></draw:frame></draw:g><text:s/>修改第a个数为 <draw:g text:anchor-type="as-char" svg:y="-0.3cm" draw:z-index="3" draw:style-name="gr1"><svg:title>TexMaths</svg:title><svg:desc>12§display§A_i§svg§600§FALSE§</svg:desc><draw:frame draw:style-name="gr2" draw:text-style-name="P17" svg:width="0.421cm" svg:height="0.366cm" svg:x="0cm" svg:y="0cm"><draw:image xlink:href="Pictures/10000A2B0000015E0000013356518C2982C42560.svg" xlink:type="simple" xlink:show="embed" xlink:actuate="onLoad" loext:mime-type="image/svg+xml"><text:p/></draw:image><draw:image xlink:href="Pictures/100002010000000D0000000CD8E4B370D179F352.png" xlink:type="simple" xlink:show="embed" xlink:actuate="onLoad" loext:mime-type="image/png"/></draw:frame></draw:g></text:p>
      <text:p text:style-name="P9"><draw:g text:anchor-type="as-char" svg:y="-0.289cm" draw:z-index="2" draw:style-name="gr1"><svg:title>TexMaths</svg:title><svg:desc>12§display§2\enspace L_1\enspace R_1 \enspace L_2 \enspace R_2§svg§600§FALSE§</svg:desc><draw:frame draw:style-name="gr2" draw:text-style-name="P17" svg:width="2.985cm" svg:height="0.354cm" svg:x="0cm" svg:y="0cm"><draw:image xlink:href="Pictures/10002229000009B8000001251D6F9B7D9481401C.svg" xlink:type="simple" xlink:show="embed" xlink:actuate="onLoad" loext:mime-type="image/svg+xml"><text:p/></draw:image><draw:image xlink:href="Pictures/100002010000005E0000000B7418917E1D88E806.png" xlink:type="simple" xlink:show="embed" xlink:actuate="onLoad" loext:mime-type="image/png"/></draw:frame></draw:g><text:s/>询问有多少个二元组<text:span text:style-name="T1">（x,y）</text:span>满足<draw:g text:anchor-type="as-char" svg:y="-0.318cm" draw:z-index="4" draw:style-name="gr1"><svg:title>TexMaths</svg:title><svg:desc>12§display§ x \in[L_1, R_1] ,  y \in [L_2, R_2] , A_x=A_y§svg§600§FALSE§</svg:desc><draw:frame draw:style-name="gr2" draw:text-style-name="P17" svg:width="6.256cm" svg:height="0.438cm" svg:x="0cm" svg:y="0.001cm"><draw:image xlink:href="Pictures/10004BF90000145E0000016F6FCBE3FCACDAC7BD.svg" xlink:type="simple" xlink:show="embed" xlink:actuate="onLoad" loext:mime-type="image/svg+xml"><text:p/></draw:image><draw:image xlink:href="Pictures/10000201000000C50000000E62D604BACBD3D2CF.png" xlink:type="simple" xlink:show="embed" xlink:actuate="onLoad" loext:mime-type="image/png"/></draw:frame></draw:g></text:p>
      <text:p text:style-name="P10">每次输入的值都是实际值异或上已经完成的最近一次查询的答案，在第一次询问之前我们认为这个答案为0。</text:p>
      <text:p text:style-name="P11"><text:bookmark text:name="OLE_LINK2"/></text:p>
      <text:p text:style-name="P6">输入描述</text:p>
      <text:p text:style-name="P16"><text:span text:style-name="T2">第一行两个用空格隔开的整数N M</text:span></text:p>
      <text:p text:style-name="P16">接下来M行，每行几个整数，格式为以下两种之一</text:p>
      <text:p text:style-name="P14"><draw:g text:anchor-type="as-char" svg:y="-0.3cm" draw:z-index="6" draw:style-name="gr1"><svg:title>TexMaths</svg:title><svg:desc>12§display§1\enspace a\enspace A_i§svg§600§FALSE§</svg:desc><draw:frame draw:style-name="gr2" draw:text-style-name="P17" svg:width="1.274cm" svg:height="0.366cm" svg:x="0cm" svg:y="0cm"><draw:image xlink:href="Pictures/1000103C0000042700000133A48B3E8C3F957F7B.svg" xlink:type="simple" xlink:show="embed" xlink:actuate="onLoad" loext:mime-type="image/svg+xml"><text:p/></draw:image><draw:image xlink:href="Pictures/10000201000000280000000CC42031E5110BC008.png" xlink:type="simple" xlink:show="embed" xlink:actuate="onLoad" loext:mime-type="image/png"/></draw:frame></draw:g></text:p>
      <text:p text:style-name="P15"><draw:g text:anchor-type="as-char" svg:y="-0.289cm" draw:z-index="7" draw:style-name="gr1"><svg:title>TexMaths</svg:title><svg:desc>12§display§2\enspace L_1\enspace R_1 \enspace L_2 \enspace R_2§svg§600§FALSE§</svg:desc><draw:frame draw:style-name="gr2" draw:text-style-name="P17" svg:width="2.985cm" svg:height="0.354cm" svg:x="0cm" svg:y="0cm"><draw:image xlink:href="Pictures/10002229000009B8000001251D6F9B7D9481401C.svg" xlink:type="simple" xlink:show="embed" xlink:actuate="onLoad" loext:mime-type="image/svg+xml"><text:p/></draw:image><draw:image xlink:href="Pictures/100002010000005E0000000B7418917E1D88E806.png" xlink:type="simple" xlink:show="embed" xlink:actuate="onLoad" loext:mime-type="image/png"/></draw:frame></draw:g></text:p>
      <text:p text:style-name="P6">输出描述</text:p>
      <text:p text:style-name="P7">对于每个<text:span text:style-name="T3">2操作，输出一个整数表示答案</text:span></text:p>
      <text:p text:style-name="P11"><text:bookmark text:name="OLE_LINK6"/></text:p>
      <text:p text:style-name="P6">样例输入</text:p>
      <text:p text:style-name="P4"/>
      <text:p text:style-name="P5"/>
      <text:p text:style-name="P5"/>
      <text:p text:style-name="P6">样例输出</text:p>
      <text:p text:style-name="P3"/>
      <text:p text:style-name="P3"/>
      <text:p text:style-name="P1"><text:bookmark text:name="OLE_LINK9"/></text:p>
      <text:p text:style-name="P6"><text:soft-page-break/>数据范围及提示</text:p>
      <text:p text:style-name="P13">输入均为整数</text:p>
      <text:p text:style-name="P13">且解密后<draw:g text:anchor-type="as-char" svg:y="-0.372cm" draw:z-index="5" draw:style-name="gr3"><svg:title>TexMaths</svg:title><svg:desc>12§display§|A_i| \leqslant 10^9; 1 \leqslant a \leqslant N \leqslant 10^5; 1 \leqslant M \leqslant 10^4; 1 \leqslant L \leqslant R \leqslant N§svg§600§FALSE§</svg:desc><draw:frame draw:style-name="gr4" draw:text-style-name="P17" svg:width="10.826cm" svg:height="0.481cm" svg:x="0cm" svg:y="0cm"><draw:image xlink:href="Pictures/10006A560000233D0000018F3204848DA7CAD5E1.svg" xlink:type="simple" xlink:show="embed" xlink:actuate="onLoad" loext:mime-type="image/svg+xml"><text:p/></draw:image><draw:image xlink:href="Pictures/10000201000001550000000F48CEFADF8709772E.png" xlink:type="simple" xlink:show="embed" xlink:actuate="onLoad" loext:mime-type="image/png"/></draw:frame></draw:g></text:p>
      <text:p text:style-name="P1">/*N，M待定*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4-10-29T12:08:00</meta:creation-date>
    <meta:initial-creator>admin</meta:initial-creator>
    <dc:language>zh-CN</dc:language>
    <dc:date>2020-01-16T10:23:51.098772827</dc:date>
    <meta:editing-cycles>13</meta:editing-cycles>
    <meta:editing-duration>PT24M55S</meta:editing-duration>
    <meta:generator>LibreOffice/6.3.3.2$Linux_X86_64 LibreOffice_project/a64200df03143b798afd1ec74a12ab50359878ed</meta:generator>
    <meta:document-statistic meta:table-count="0" meta:image-count="0" meta:object-count="0" meta:page-count="2" meta:paragraph-count="21" meta:word-count="196" meta:character-count="226" meta:non-whitespace-character-count="222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